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5" style:family="paragraph" style:parent-style-name="Heading_20_3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ROBOCHEF STORY</text:h>
      <text:h text:style-name="P2" text:outline-level="2">Why This Could Change Everything (Israeli Edition)</text:h>
      <text:p text:style-name="P3"><text:span text:style-name="Strong_20_Emphasis">A Simple Explanation for Everyone</text:span></text:p>
      <text:p text:style-name="P3">Written for: Israeli investors, government officials, family, friends, and anyone who wants to understand what Meir is building</text:p>
      <text:p text:style-name="P3">Reading time: 12 minutes<text:line-break/>No technical knowledge required</text:p>
      <text:p text:style-name="P4"/>
      <text:h text:style-name="P2" text:outline-level="2">🤔 THE BIG IDEA (In One Sentence)</text:h>
      <text:p text:style-name="P3">We're building HOS - the operating system for humanoid robots. Israel will own this platform through either civilian success (HOS/HCOS) or military dominance (HMOS) that transitions to civilian premium market. Either way, Israel wins.</text:p>
      <text:p text:style-name="P4"/>
      <text:h text:style-name="P2" text:outline-level="2">🇮🇱 WHY THIS MATTERS FOR ISRAEL (Read This First)</text:h>
      <text:h text:style-name="P5" text:outline-level="3">Israel's Taiwan Moment</text:h>
      <text:p text:style-name="P3">Taiwan - a small, isolated nation constantly under threat - rose to dominate the single most critical technology of our era: semiconductors. Today, TSMC is worth $500 billion and the world's economy depends on them.</text:p>
      <text:p text:style-name="P3">Israel has the same opportunity with AI-powered humanoid robotics.</text:p>
      <text:p text:style-name="P3">We already lead in:</text:p>
      <text:list text:style-name="L1">
        <text:list-item>
          <text:p text:style-name="P6">Cybersecurity (world's best) </text:p>
        </text:list-item>
        <text:list-item>
          <text:p text:style-name="P6">Autonomous vehicles (Mobileye, $15B exit) </text:p>
        </text:list-item>
        <text:list-item>
          <text:p text:style-name="P6">Drone warfare (invented it) </text:p>
        </text:list-item>
        <text:list-item>
          <text:p text:style-name="P7">Defense technology (Iron Dome, Trophy) </text:p>
        </text:list-item>
      </text:list>
      <text:p text:style-name="P3">The question is: Will Israel seize leadership in humanoid robotics, or watch China dominate this trillion-dollar field?</text:p>
      <text:h text:style-name="P5" text:outline-level="3">The Immediate Military Need</text:h>
      <text:p text:style-name="P3">Israel's most urgent challenge: <text:span text:style-name="Strong_20_Emphasis">Saving soldiers' lives.</text:span></text:p>
      <text:p text:style-name="P3"><text:span text:style-name="Strong_20_Emphasis">Hamas tunnels</text:span> were death traps. Urban combat is brutal. Guarding borders is dangerous. But humanoid robots change everything:</text:p>
      <text:p text:style-name="P3"><text:span text:style-name="Strong_20_Emphasis">Combat Medics (HMOS):</text:span></text:p>
      <text:list text:style-name="L2">
        <text:list-item>
          <text:p text:style-name="P8">HR units rush into fire to rescue wounded soldiers </text:p>
        </text:list-item>
        <text:list-item>
          <text:p text:style-name="P8">Carry oxygen equipment, administer CPR, stop bleeding, apply bandages </text:p>
        </text:list-item>
        <text:list-item>
          <text:p text:style-name="P8"><text:span text:style-name="Strong_20_Emphasis">Group coordination:</text:span> 2-4 humanoids work together to lift wounded soldier onto stretcher </text:p>
        </text:list-item>
        <text:list-item>
          <text:p text:style-name="P8">Two HR units carry stretcher to safety </text:p>
        </text:list-item>
        <text:list-item>
          <text:p text:style-name="P8">AI triage determines severity, prioritizes care </text:p>
        </text:list-item>
        <text:list-item>
          <text:p text:style-name="P9"><text:span text:style-name="Strong_20_Emphasis">No fear, no fatigue, 24/7 operation</text:span> </text:p>
        </text:list-item>
      </text:list>
      <text:p text:style-name="P3"><text:span text:style-name="Strong_20_Emphasis">Tank Crews - Genius Innovation:</text:span> Israel has old tanks sitting in warehouses. With HMOS, they become valuable again:</text:p>
      <text:list text:style-name="L3">
        <text:list-item>
          <text:p text:style-name="P10">HR serves as: <text:span text:style-name="Strong_20_Emphasis">Driver, Gunner, Loader (heavy ammunition), Commander</text:span> </text:p>
        </text:list-item>
        <text:list-item>
          <text:p text:style-name="P10">Old Merkava tanks operational with zero human casualties </text:p>
        </text:list-item>
        <text:list-item>
          <text:p text:style-name="P10">Can send into high-risk situations </text:p>
        </text:list-item>
        <text:list-item>
          <text:p text:style-name="P10">24/7 operation, no crew fatigue </text:p>
        </text:list-item>
        <text:list-item>
          <text:p text:style-name="P11"><text:span text:style-name="Strong_20_Emphasis">Israel leads in next-gen autonomous armored warfare</text:span> </text:p>
        </text:list-item>
      </text:list>
      <text:p text:style-name="P3"><text:span text:style-name="Strong_20_Emphasis">Infantry &amp; Security:</text:span></text:p>
      <text:list text:style-name="L4">
        <text:list-item>
          <text:p text:style-name="P12">HR infantry battalion for tunnel warfare, building clearing </text:p>
        </text:list-item>
        <text:list-item>
          <text:p text:style-name="P12">Border patrol without risking soldiers </text:p>
        </text:list-item>
        <text:list-item>
          <text:p text:style-name="P12">Base security, checkpoint operations </text:p>
        </text:list-item>
        <text:list-item>
          <text:p text:style-name="P13">Prison guards, dangerous patrols </text:p>
        </text:list-item>
      </text:list>
      <text:p text:style-name="P3"><text:span text:style-name="Strong_20_Emphasis">This isn't science fiction. This saves Israeli lives TODAY.</text:span></text:p>
      <text:h text:style-name="P5" text:outline-level="3">The Brain Drain Reversal</text:h>
      <text:p text:style-name="P3">Europe imports millions of poor, uneducated, often hostile immigrants. Israel can do the opposite.</text:p>
      <text:p text:style-name="P3">Jewish STEM students face rising antisemitism on Western campuses. They're being pushed out of universities and tech companies in Europe and North America.</text:p>
      <text:p text:style-name="P3"><text:span text:style-name="Strong_20_Emphasis">Israel should create the world's first AI-Humanoid Robotics Institute</text:span> - attract these talented young Jews to study and work here. Many will stay. We did this with cybersecurity (Unit 8200 → startup ecosystem). We can do it 10x bigger with humanoid robotics.</text:p>
      <text:p text:style-name="P3">Result:</text:p>
      <text:list text:style-name="L5">
        <text:list-item>
          <text:p text:style-name="P14">Israel gets young, smart, well-educated immigrants </text:p>
        </text:list-item>
        <text:list-item>
          <text:p text:style-name="P14">They build our robotics ecosystem </text:p>
        </text:list-item>
        <text:list-item>
          <text:p text:style-name="P14">Creates jobs, exports, strategic independence </text:p>
        </text:list-item>
        <text:list-item>
          <text:p text:style-name="P15">Compounds over time: more talent → better companies → more talent </text:p>
        </text:list-item>
      </text:list>
      <text:p text:style-name="P4"/>
      <text:h text:style-name="P2" text:outline-level="2"><text:soft-page-break/>📖 THE STORY IN THREE PARTS</text:h>
      <text:h text:style-name="P5" text:outline-level="3">Part 1: The Three Operating Systems (Our Unbeatable Strategy)</text:h>
      <text:p text:style-name="P3">Most people think we're building a cooking robot. We're not.</text:p>
      <text:p text:style-name="P3">We're building <text:span text:style-name="Strong_20_Emphasis">three operating systems</text:span> that give Israel an unbeatable position in humanoid robotics:</text:p>
      <text:p text:style-name="P3"><text:span text:style-name="Strong_20_Emphasis">HOS (Humanoid Operating System)</text:span> The universal platform - like Android for phones. If we win the race to market (12 months), this becomes the global standard. Game over, we win everything.</text:p>
      <text:p text:style-name="P3"><text:span text:style-name="Strong_20_Emphasis">HMOS (Humanoid Military Operating System)</text:span> If competitors win civilian market first, we pivot here. Battle-tested military applications:</text:p>
      <text:list text:style-name="L6">
        <text:list-item>
          <text:p text:style-name="P16">Combat medics that save soldiers' lives </text:p>
        </text:list-item>
        <text:list-item>
          <text:p text:style-name="P16">Tank crews that operate old equipment from warehouses </text:p>
        </text:list-item>
        <text:list-item>
          <text:p text:style-name="P16">Infantry for tunnel warfare and urban combat </text:p>
        </text:list-item>
        <text:list-item>
          <text:p text:style-name="P17">Security and guard operations </text:p>
        </text:list-item>
      </text:list>
      <text:p text:style-name="P3">Partner with US Army (like Iron Dome). Export to NATO allies. Premium pricing ($200K-500K per unit).</text:p>
      <text:p text:style-name="P3"><text:span text:style-name="Strong_20_Emphasis">HCOS (Humanoid Civilian Operating System)</text:span> Extract proven capabilities from battle-tested HMOS. Market as "military-grade" humanoid OS:</text:p>
      <text:list text:style-name="L7">
        <text:list-item>
          <text:p text:style-name="P18">HR Drivers (sits in any car, drives using existing controls) </text:p>
        </text:list-item>
        <text:list-item>
          <text:p text:style-name="P18">RoboChef (restaurant applications) </text:p>
        </text:list-item>
        <text:list-item>
          <text:p text:style-name="P19">Elderly care, security, cleaning, logistics </text:p>
        </text:list-item>
      </text:list>
      <text:p text:style-name="P3"><text:span text:style-name="Strong_20_Emphasis">The genius:</text:span> We can't lose. Win civilian first, OR dominate military then transition to premium civilian market.</text:p>
      <text:p text:style-name="P4"/>
      <text:h text:style-name="P5" text:outline-level="3">Part 2: The Applications (What These Operating Systems Do)</text:h>
      <text:p text:style-name="P3"><text:span text:style-name="Strong_20_Emphasis">HMOS Applications (Military - Immediate Priority):</text:span></text:p>
      <text:p text:style-name="P3"><text:span text:style-name="Strong_20_Emphasis">Combat Medic:</text:span> Imagine a soldier wounded in Gaza tunnel. Before HMOS:</text:p>
      <text:list text:style-name="L8">
        <text:list-item>
          <text:p text:style-name="P20">Human medic risks life to reach him </text:p>
        </text:list-item>
        <text:list-item>
          <text:p text:style-name="P20">May not get there in time (Golden Hour = first 60 minutes critical) </text:p>
        </text:list-item>
        <text:list-item>
          <text:p text:style-name="P21">Medic could become casualty too </text:p>
        </text:list-item>
      </text:list>
      <text:p text:style-name="P3">With HMOS:</text:p>
      <text:list text:style-name="L9">
        <text:list-item>
          <text:p text:style-name="P22">2-4 HR units rush in (no fear, never tire) </text:p>
        </text:list-item>
        <text:list-item>
          <text:p text:style-name="P22">Stop bleeding, administer oxygen, perform CPR </text:p>
        </text:list-item>
        <text:list-item>
          <text:p text:style-name="P22">Coordinate to lift soldier onto stretcher </text:p>
        </text:list-item>
        <text:list-item>
          <text:p text:style-name="P22">Carry to safety while continuing trauma care </text:p>
        </text:list-item>
        <text:list-item>
          <text:p text:style-name="P23"><text:span text:style-name="Strong_20_Emphasis">Every HMOS unit = one Israeli soldier who stays alive</text:span> </text:p>
        </text:list-item>
      </text:list>
      <text:p text:style-name="P3"><text:span text:style-name="Strong_20_Emphasis">Tank Crew:</text:span> Israel has old tanks in warehouses. Expensive to crew, risky to operate.</text:p>
      <text:p text:style-name="P3">With HMOS:</text:p>
      <text:list text:style-name="L10">
        <text:list-item>
          <text:p text:style-name="P24">HR Driver operates controls </text:p>
        </text:list-item>
        <text:list-item>
          <text:p text:style-name="P24">HR Gunner aims and fires </text:p>
        </text:list-item>
        <text:list-item>
          <text:p text:style-name="P24">HR Loader handles heavy ammunition (dangerous for humans) </text:p>
        </text:list-item>
        <text:list-item>
          <text:p text:style-name="P24">HR Commander coordinates with other units </text:p>
        </text:list-item>
        <text:list-item>
          <text:p text:style-name="P24">Old tanks become valuable assets again </text:p>
        </text:list-item>
        <text:list-item>
          <text:p text:style-name="P25">Zero casualties, 24/7 operation </text:p>
        </text:list-item>
      </text:list>
      <text:p text:style-name="P3"><text:span text:style-name="Strong_20_Emphasis">HCOS Applications (Civilian - Follow-on or Parallel):</text:span></text:p>
      <text:p text:style-name="P3"><text:span text:style-name="Strong_20_Emphasis">HR Drivers - The Massive Market Everyone Missed:</text:span> Waymo and Cruise spent billions retrofitting cars with expensive sensors. We're doing it differently:</text:p>
      <text:list text:style-name="L11">
        <text:list-item>
          <text:p text:style-name="P26">HR sits in driver's seat like a human </text:p>
        </text:list-item>
        <text:list-item>
          <text:p text:style-name="P26">Uses car's existing steering wheel, pedals, mirrors </text:p>
        </text:list-item>
        <text:list-item>
          <text:p text:style-name="P26">Works with ANY vehicle (old car, new car, truck, bus, forklift) </text:p>
        </text:list-item>
        <text:list-item>
          <text:p text:style-name="P26">Way cheaper than autonomous vehicle conversions </text:p>
        </text:list-item>
        <text:list-item>
          <text:p text:style-name="P27"><text:span text:style-name="Strong_20_Emphasis">Market:</text:span> 280 million vehicles in US, 300M+ in India alone, billions worldwide </text:p>
        </text:list-item>
      </text:list>
      <text:p text:style-name="P3"><text:span text:style-name="Strong_20_Emphasis">RoboChef:</text:span> A humanoid robot chef that cooks like a professional. But here's the secret - if a robot can cook (see ingredients, handle knives, adjust heat, plate food), it can do almost anything physical.</text:p>
      <text:p text:style-name="P3">Cooking proves the platform works for all civilian applications.</text:p>
      <text:p text:style-name="P3"><text:span text:style-name="Strong_20_Emphasis">India &amp; Asia - The Billion-Person Markets:</text:span></text:p>
      <text:list text:style-name="L12">
        <text:list-item>
          <text:p text:style-name="P28"><text:span text:style-name="Strong_20_Emphasis">India:</text:span> 1.4 billion people, English-speaking, tech-savvy, 5M+ restaurants, growing middle class </text:p>
        </text:list-item>
        <text:list-item>
          <text:p text:style-name="P28"><text:span text:style-name="Strong_20_Emphasis">Japan:</text:span> Aging rapidly, elderly care critical need, high trust in Israeli military tech </text:p>
        </text:list-item>
        <text:list-item>
          <text:p text:style-name="P28"><text:span text:style-name="Strong_20_Emphasis">Southeast Asia:</text:span> Indonesia, Philippines, Thailand, Vietnam - rapid growth, need automation </text:p>
        </text:list-item>
        <text:list-item>
          <text:p text:style-name="P29"><text:span text:style-name="Strong_20_Emphasis">Combined market:</text:span> $500B+ addressable for HR Drivers, RoboChef, elderly care, security </text:p>
        </text:list-item>
      </text:list>
      <text:h text:style-name="P5" text:outline-level="3">Part 3: Why Israel Can't Lose (The Strategic Advantage)</text:h>
      <text:p text:style-name="P3">Here's why this strategy is unbeatable:</text:p>
      <text:p text:style-name="P3"><text:span text:style-name="Strong_20_Emphasis">Scenario 1: We Win Civilian Race (Best Case)</text:span></text:p>
      <text:list text:style-name="L13">
        <text:list-item>
          <text:p text:style-name="P30">Build HOS in 12 months </text:p>
        </text:list-item>
        <text:list-item>
          <text:p text:style-name="P30">License to all hardware manufacturers </text:p>
        </text:list-item>
        <text:list-item>
          <text:p text:style-name="P30">Become the Android of humanoid robotics </text:p>
        </text:list-item>
        <text:list-item>
          <text:p text:style-name="P30">Platform economics: We capture 60-80% margins while hardware makers compete </text:p>
        </text:list-item>
        <text:list-item>
          <text:p text:style-name="P31"><text:soft-page-break/><text:span text:style-name="Strong_20_Emphasis">Result:</text:span> Israel owns trillion-dollar platform </text:p>
        </text:list-item>
      </text:list>
      <text:p text:style-name="P3"><text:span text:style-name="Strong_20_Emphasis">Scenario 2: Competitors Win Civilian (We Pivot to Military)</text:span></text:p>
      <text:list text:style-name="L14">
        <text:list-item>
          <text:p text:style-name="P32">Focus on HMOS (military applications) </text:p>
        </text:list-item>
        <text:list-item>
          <text:p text:style-name="P32">Partner with IDF for field testing (combat medics, tank crews) </text:p>
        </text:list-item>
        <text:list-item>
          <text:p text:style-name="P32">Partner with US Army (like Iron Dome joint development) </text:p>
        </text:list-item>
        <text:list-item>
          <text:p text:style-name="P32">Battle-proven, saves American and Israeli lives </text:p>
        </text:list-item>
        <text:list-item>
          <text:p text:style-name="P32">Export to NATO allies at premium ($200K-500K per unit) </text:p>
        </text:list-item>
        <text:list-item>
          <text:p text:style-name="P33"><text:span text:style-name="Strong_20_Emphasis">Result:</text:span> Israel owns military market ($50-100B) </text:p>
        </text:list-item>
      </text:list>
      <text:p text:style-name="P3"><text:span text:style-name="Strong_20_Emphasis">Scenario 3: Military Success Transitions to Civilian Premium (Long Game)</text:span></text:p>
      <text:list text:style-name="L15">
        <text:list-item>
          <text:p text:style-name="P34">Extract HCOS from battle-tested HMOS </text:p>
        </text:list-item>
        <text:list-item>
          <text:p text:style-name="P34">Market as "military-grade humanoid OS" </text:p>
        </text:list-item>
        <text:list-item>
          <text:p text:style-name="P34">Premium positioning beats consumer-first competitors </text:p>
        </text:list-item>
        <text:list-item>
          <text:p text:style-name="P34">"Our OS operates Israeli tanks in combat. Think it can't drive your car?" </text:p>
        </text:list-item>
        <text:list-item>
          <text:p text:style-name="P35"><text:span text:style-name="Strong_20_Emphasis">Result:</text:span> Israel dominates premium civilian market anyway </text:p>
        </text:list-item>
      </text:list>
      <text:p text:style-name="P3"><text:span text:style-name="Strong_20_Emphasis">No matter what happens, Israel wins.</text:span></text:p>
      <text:p text:style-name="P3">This is the same pattern Israel used with:</text:p>
      <text:list text:style-name="L16">
        <text:list-item>
          <text:p text:style-name="P36">Military tech → Cybersecurity unicorns (Unit 8200 graduates) </text:p>
        </text:list-item>
        <text:list-item>
          <text:p text:style-name="P36">Military drones → Commercial drone leadership </text:p>
        </text:list-item>
        <text:list-item>
          <text:p text:style-name="P37">Iron Dome → Export success </text:p>
        </text:list-item>
      </text:list>
      <text:p text:style-name="P3"><text:span text:style-name="Strong_20_Emphasis">Military-proven tech always beats consumer-first products on reliability and trust.</text:span></text:p>
      <text:p text:style-name="P3">This is where it gets huge.</text:p>
      <text:p text:style-name="P3"><text:span text:style-name="Strong_20_Emphasis">The Problem Today:</text:span></text:p>
      <text:list text:style-name="L17">
        <text:list-item>
          <text:p text:style-name="P38">Many companies are building robot bodies (Tesla, Chinese companies, others) </text:p>
        </text:list-item>
        <text:list-item>
          <text:p text:style-name="P38">But each robot uses different software </text:p>
        </text:list-item>
        <text:list-item>
          <text:p text:style-name="P38">They can't talk to each other </text:p>
        </text:list-item>
        <text:list-item>
          <text:p text:style-name="P38">They can't share skills </text:p>
        </text:list-item>
        <text:list-item>
          <text:p text:style-name="P39">Every company builds everything from scratch </text:p>
        </text:list-item>
      </text:list>
      <text:p text:style-name="P3">It's like the early days of smartphones:</text:p>
      <text:list text:style-name="L18">
        <text:list-item>
          <text:p text:style-name="P40">Every phone had different software </text:p>
        </text:list-item>
        <text:list-item>
          <text:p text:style-name="P40">Apps only worked on one phone </text:p>
        </text:list-item>
        <text:list-item>
          <text:p text:style-name="P40">Developers had to rebuild everything for each phone </text:p>
        </text:list-item>
        <text:list-item>
          <text:p text:style-name="P41">It was a mess </text:p>
        </text:list-item>
      </text:list>
      <text:p text:style-name="P3">Then came Android and iPhone:</text:p>
      <text:list text:style-name="L19">
        <text:list-item>
          <text:p text:style-name="P42">Suddenly, one piece of software worked on many phones </text:p>
        </text:list-item>
        <text:list-item>
          <text:p text:style-name="P42">Developers built apps once, sold to millions </text:p>
        </text:list-item>
        <text:list-item>
          <text:p text:style-name="P43">The software companies (Google, Apple) became more valuable than the phone makers </text:p>
        </text:list-item>
      </text:list>
      <text:p text:style-name="P3"><text:span text:style-name="Strong_20_Emphasis">That's what HOS will do for robots.</text:span></text:p>
      <text:p text:style-name="P3"><text:span text:style-name="Strong_20_Emphasis">HOS = Humanoid Operating System</text:span></text:p>
      <text:p text:style-name="P3">It's the software that will run on EVERY robot, no matter who builds the body.</text:p>
      <text:p text:style-name="P3"><text:span text:style-name="Strong_20_Emphasis">How It Works:</text:span></text:p>
      <text:list text:style-name="L20">
        <text:list-item>
          <text:p text:style-name="P44">We build RoboChef and the software that runs it </text:p>
        </text:list-item>
        <text:list-item>
          <text:p text:style-name="P44">We extract that software into a general operating system (HOS) </text:p>
        </text:list-item>
        <text:list-item>
          <text:p text:style-name="P44">Tesla, Chinese companies, and others can install HOS on their robots </text:p>
        </text:list-item>
        <text:list-item>
          <text:p text:style-name="P44">Now all their robots can cook (and do everything else HOS enables) </text:p>
        </text:list-item>
        <text:list-item>
          <text:p text:style-name="P45">HOS becomes the standard, just like Android for phones </text:p>
        </text:list-item>
      </text:list>
      <text:p text:style-name="P3"><text:span text:style-name="Strong_20_Emphasis">Who Makes Money:</text:span></text:p>
      <text:list text:style-name="L21">
        <text:list-item>
          <text:p text:style-name="P46">Robot makers sell the bodies (like Samsung sells phones) </text:p>
        </text:list-item>
        <text:list-item>
          <text:p text:style-name="P47">We make money from the software (like Google makes money from Android) </text:p>
        </text:list-item>
      </text:list>
      <text:p text:style-name="P3"><text:span text:style-name="Strong_20_Emphasis">Why This Is Huge:</text:span></text:p>
      <text:list text:style-name="L22">
        <text:list-item>
          <text:p text:style-name="P48">Robot makers compete and drive prices down (good for customers) </text:p>
        </text:list-item>
        <text:list-item>
          <text:p text:style-name="P48">We get paid for EVERY robot running HOS </text:p>
        </text:list-item>
        <text:list-item>
          <text:p text:style-name="P48">We also get paid when people buy "robot skills" (like apps for phones) </text:p>
        </text:list-item>
        <text:list-item>
          <text:p text:style-name="P49">The software business has 60-80% profit margins (vs 10-20% for hardware) </text:p>
        </text:list-item>
      </text:list>
      <text:h text:style-name="P5" text:outline-level="3">The Boston Dynamics Lesson</text:h>
      <text:p text:style-name="P3">Boston Dynamics spent 20+ years building incredible robots. Everyone has seen the viral videos - robots jumping, backflipping, dancing. Truly amazing engineering.</text:p>
      <text:p text:style-name="P3">But they struggled to make money. Got passed between Google (bought 2013), SoftBank (2017), and Hyundai (2021). Still not highly profitable.</text:p>
      <text:p text:style-name="P3"><text:span text:style-name="Strong_20_Emphasis">What went wrong?</text:span> They built spectacular hardware with no business model, no platform strategy, no recurring revenue.</text:p>
      <text:p text:style-name="P3"><text:span text:style-name="Strong_20_Emphasis">What we're doing differently:</text:span></text:p>
      <text:list text:style-name="L23">
        <text:list-item>
          <text:p text:style-name="P50">We're not trying to build the best robot body </text:p>
        </text:list-item>
        <text:list-item>
          <text:p text:style-name="P50"><text:soft-page-break/>We're building the OS that runs on ALL robot bodies (including Boston Dynamics) </text:p>
        </text:list-item>
        <text:list-item>
          <text:p text:style-name="P50">Hardware companies will commoditize and compete (good!) </text:p>
        </text:list-item>
        <text:list-item>
          <text:p text:style-name="P51">We capture the value through software (platform, recurring revenue, network effects) </text:p>
        </text:list-item>
      </text:list>
      <text:p text:style-name="P3"><text:span text:style-name="Strong_20_Emphasis">The pattern is clear:</text:span> In every technology wave, hardware commoditizes and software captures the value.</text:p>
      <text:list text:style-name="L24">
        <text:list-item>
          <text:p text:style-name="P52">PCs: Dell made pennies, Microsoft made billions </text:p>
        </text:list-item>
        <text:list-item>
          <text:p text:style-name="P52">Smartphones: Samsung makes 10-20% margins, Google (Android) makes 60-80% </text:p>
        </text:list-item>
        <text:list-item>
          <text:p text:style-name="P53">Humanoids: Body makers will compete, OS platform will dominate </text:p>
        </text:list-item>
      </text:list>
      <text:p text:style-name="P3">Boston Dynamics proved the hardware works. Now Israel needs to own the software layer.</text:p>
      <text:p text:style-name="P4"/>
      <text:h text:style-name="P2" text:outline-level="2">🎯 THE ISRAELI STRATEGY (This Is Key)</text:h>
      <text:h text:style-name="P5" text:outline-level="3">The Reverse Japan/China Playbook</text:h>
      <text:p text:style-name="P3">Japan and China mastered one strategy: take Western technology, manufacture it cheaper, dominate the market.</text:p>
      <text:p text:style-name="P3"><text:span text:style-name="Strong_20_Emphasis">Israel will do the REVERSE:</text:span></text:p>
      <text:list text:style-name="L25">
        <text:list-item>
          <text:p text:style-name="P54">China/Japan took Western tech → made it cheaper </text:p>
        </text:list-item>
        <text:list-item>
          <text:p text:style-name="P55">Israel takes Chinese tech → makes it premium luxury (but still affordable) </text:p>
        </text:list-item>
      </text:list>
      <text:h text:style-name="P5" text:outline-level="3">Three-Tier Hardware Strategy</text:h>
      <text:p text:style-name="P3"><text:span text:style-name="Strong_20_Emphasis">Tier 1 - Commercial Market (Launch Fast):</text:span></text:p>
      <text:list text:style-name="L26">
        <text:list-item>
          <text:p text:style-name="P56">Buy cheap Chinese humanoid hardware ($15K-30K) </text:p>
        </text:list-item>
        <text:list-item>
          <text:p text:style-name="P56">Strip out their software, add HOS + Israeli AI/cyber </text:p>
        </text:list-item>
        <text:list-item>
          <text:p text:style-name="P56">Sell for premium ($75K-150K) = $55K profit per unit </text:p>
        </text:list-item>
        <text:list-item>
          <text:p text:style-name="P56">Market: Restaurants, hotels, elderly care </text:p>
        </text:list-item>
        <text:list-item>
          <text:p text:style-name="P57">Security: We don't care if China spies on cooking robots </text:p>
        </text:list-item>
      </text:list>
      <text:p text:style-name="P3"><text:span text:style-name="Strong_20_Emphasis">Tier 2 - Premium Market (Scale Up):</text:span></text:p>
      <text:list text:style-name="L27">
        <text:list-item>
          <text:p text:style-name="P58">Partner with American (Tesla, Figure) and Japanese manufacturers </text:p>
        </text:list-item>
        <text:list-item>
          <text:p text:style-name="P58">Western markets prefer non-Chinese hardware </text:p>
        </text:list-item>
        <text:list-item>
          <text:p text:style-name="P59">Higher trust, better strategic positioning </text:p>
        </text:list-item>
      </text:list>
      <text:p text:style-name="P3"><text:span text:style-name="Strong_20_Emphasis">Tier 3 - Military/Government (Maximum Security):</text:span></text:p>
      <text:list text:style-name="L28">
        <text:list-item>
          <text:p text:style-name="P60">Israeli, American, or Japanese hardware ONLY </text:p>
        </text:list-item>
        <text:list-item>
          <text:p text:style-name="P60">OR: Chinese hardware audited by Unit 8200 </text:p>
        </text:list-item>
        <text:list-item>
          <text:p text:style-name="P60">Unit 8200 finds and removes spy devices </text:p>
        </text:list-item>
        <text:list-item>
          <text:p text:style-name="P60">Add military-grade Israeli systems </text:p>
        </text:list-item>
        <text:list-item>
          <text:p text:style-name="P61">Sell for $150K+ per unit </text:p>
        </text:list-item>
      </text:list>
      <text:h text:style-name="P5" text:outline-level="3">Israel Has Done This Before</text:h>
      <text:p text:style-name="P3"><text:span text:style-name="Strong_20_Emphasis">F-35 Fighter Jet:</text:span><text:line-break/>Took American jet, added Israeli avionics and combat systems. Israeli version outperforms the original.</text:p>
      <text:p text:style-name="P3"><text:span text:style-name="Strong_20_Emphasis">Gulfstream Executive Airplane:</text:span><text:line-break/>Acquired cheap, converted into sophisticated Air Force radar/intelligence/surveillance platforms. Still flying today.</text:p>
      <text:p text:style-name="P3"><text:span text:style-name="Strong_20_Emphasis">Humanoid Robots:</text:span><text:line-break/>Same playbook - acquire hardware, add Israeli intelligence, sell premium product.</text:p>
      <text:p text:style-name="P4"/>
      <text:h text:style-name="P2" text:outline-level="2">🌍 THE THREE GIANT OPPORTUNITIES OF OUR TIME</text:h>
      <text:p text:style-name="P3">Smart people have identified three massive technological shifts happening now:</text:p>
      <text:h text:style-name="P5" text:outline-level="3">1. Clean Energy (Fission Reactors)</text:h>
      <text:list text:style-name="L29">
        <text:list-item>
          <text:p text:style-name="P62"><text:span text:style-name="Strong_20_Emphasis">What it solves:</text:span> Climate change, energy shortages </text:p>
        </text:list-item>
        <text:list-item>
          <text:p text:style-name="P62"><text:span text:style-name="Strong_20_Emphasis">Market size:</text:span> Trillions of dollars </text:p>
        </text:list-item>
        <text:list-item>
          <text:p text:style-name="P63"><text:span text:style-name="Strong_20_Emphasis">Who will win:</text:span> Governments and giant companies (too expensive for startups) </text:p>
        </text:list-item>
      </text:list>
      <text:h text:style-name="P5" text:outline-level="3">2. Quantum Computers</text:h>
      <text:list text:style-name="L30">
        <text:list-item>
          <text:p text:style-name="P64"><text:span text:style-name="Strong_20_Emphasis">What it solves:</text:span> Impossible calculations (drugs, materials, AI) </text:p>
        </text:list-item>
        <text:list-item>
          <text:p text:style-name="P64"><text:span text:style-name="Strong_20_Emphasis">Market size:</text:span> Hundreds of billions </text:p>
        </text:list-item>
        <text:list-item>
          <text:p text:style-name="P65"><text:span text:style-name="Strong_20_Emphasis">Who will win:</text:span> Google, IBM, well-funded tech companies </text:p>
        </text:list-item>
      </text:list>
      <text:h text:style-name="P5" text:outline-level="3">3. AI-Powered Humanoid Robots (This is us!)</text:h>
      <text:list text:style-name="L31">
        <text:list-item>
          <text:p text:style-name="P66"><text:span text:style-name="Strong_20_Emphasis">What it solves:</text:span> Labor shortages, dangerous jobs, physical work </text:p>
        </text:list-item>
        <text:list-item>
          <text:p text:style-name="P66"><text:span text:style-name="Strong_20_Emphasis">Market size:</text:span> TENS OF TRILLIONS (the biggest of the three) </text:p>
        </text:list-item>
        <text:list-item>
          <text:p text:style-name="P67"><text:span text:style-name="Strong_20_Emphasis">Who will win:</text:span> Whoever builds the operating system first </text:p>
        </text:list-item>
      </text:list>
      <text:p text:style-name="P3">This is the one where Israel can actually dominate.</text:p>
      <text:p text:style-name="P3"><text:span text:style-name="Strong_20_Emphasis">Why?</text:span></text:p>
      <text:list text:style-name="L32">
        <text:list-item>
          <text:p text:style-name="P68">We don't need to build expensive hardware (others are doing that) </text:p>
        </text:list-item>
        <text:list-item>
          <text:p text:style-name="P68"><text:soft-page-break/>We just need to build the best software </text:p>
        </text:list-item>
        <text:list-item>
          <text:p text:style-name="P68">The first company to establish the standard wins everything </text:p>
        </text:list-item>
        <text:list-item>
          <text:p text:style-name="P69">We have about 18-24 months before the market decides </text:p>
        </text:list-item>
      </text:list>
      <text:p text:style-name="P4"/>
      <text:h text:style-name="P2" text:outline-level="2">💰 HOW BIG IS THIS REALLY?</text:h>
      <text:p text:style-name="P3">Think about all the jobs that require a physical body:</text:p>
      <text:list text:style-name="L33">
        <text:list-item>
          <text:p text:style-name="P70">Restaurant workers </text:p>
        </text:list-item>
        <text:list-item>
          <text:p text:style-name="P70">Security guards </text:p>
        </text:list-item>
        <text:list-item>
          <text:p text:style-name="P70">Caregivers for elderly </text:p>
        </text:list-item>
        <text:list-item>
          <text:p text:style-name="P70">Soldiers </text:p>
        </text:list-item>
        <text:list-item>
          <text:p text:style-name="P70">Warehouse workers </text:p>
        </text:list-item>
        <text:list-item>
          <text:p text:style-name="P70">Cleaners </text:p>
        </text:list-item>
        <text:list-item>
          <text:p text:style-name="P70">Delivery people </text:p>
        </text:list-item>
        <text:list-item>
          <text:p text:style-name="P70">Construction workers </text:p>
        </text:list-item>
        <text:list-item>
          <text:p text:style-name="P71">Factory workers </text:p>
        </text:list-item>
      </text:list>
      <text:p text:style-name="P3"><text:span text:style-name="Strong_20_Emphasis">Global spending on human labor: $80 TRILLION per year</text:span></text:p>
      <text:p text:style-name="P3">If robots replace even 30% of physical labor over the next 20 years:</text:p>
      <text:list text:style-name="L34">
        <text:list-item>
          <text:p text:style-name="P72">That's a $24 TRILLION market </text:p>
        </text:list-item>
        <text:list-item>
          <text:p text:style-name="P72">If HOS becomes the standard operating system </text:p>
        </text:list-item>
        <text:list-item>
          <text:p text:style-name="P72">We could capture $10-20 TRILLION in value </text:p>
        </text:list-item>
        <text:list-item>
          <text:p text:style-name="P73">That's bigger than Apple, Google, and Microsoft combined </text:p>
        </text:list-item>
      </text:list>
      <text:p text:style-name="P4"/>
      <text:h text:style-name="P2" text:outline-level="2">🎯 THE STRATEGY (Simple 3-Step Plan)</text:h>
      <text:h text:style-name="P5" text:outline-level="3">Step 1: Build RoboChef (Years 1-3)</text:h>
      <text:list text:style-name="L35">
        <text:list-item>
          <text:p text:style-name="P74">Create working robot chefs </text:p>
        </text:list-item>
        <text:list-item>
          <text:p text:style-name="P74">Put them in 10-20 restaurants </text:p>
        </text:list-item>
        <text:list-item>
          <text:p text:style-name="P74">Make money from robot sales + ingredient packages </text:p>
        </text:list-item>
        <text:list-item>
          <text:p text:style-name="P74">Prove the technology works </text:p>
        </text:list-item>
        <text:list-item>
          <text:p text:style-name="P75"><text:span text:style-name="Strong_20_Emphasis">Raise $8 million to do this</text:span> </text:p>
        </text:list-item>
      </text:list>
      <text:h text:style-name="P5" text:outline-level="3">Step 2: Extract HOS (Years 3-6)</text:h>
      <text:list text:style-name="L36">
        <text:list-item>
          <text:p text:style-name="P76">Take the RoboChef software </text:p>
        </text:list-item>
        <text:list-item>
          <text:p text:style-name="P76">Turn it into a general operating system </text:p>
        </text:list-item>
        <text:list-item>
          <text:p text:style-name="P76">License it to Tesla, Chinese companies, others </text:p>
        </text:list-item>
        <text:list-item>
          <text:p text:style-name="P76">Build an "App Store" for robot skills </text:p>
        </text:list-item>
        <text:list-item>
          <text:p text:style-name="P77"><text:span text:style-name="Strong_20_Emphasis">Raise $20-50 million to do this</text:span> </text:p>
        </text:list-item>
      </text:list>
      <text:h text:style-name="P5" text:outline-level="3">Step 3: Become the Standard (Years 6-15)</text:h>
      <text:list text:style-name="L37">
        <text:list-item>
          <text:p text:style-name="P78">HOS runs on millions of robots </text:p>
        </text:list-item>
        <text:list-item>
          <text:p text:style-name="P78">Thousands of developers build skills for HOS </text:p>
        </text:list-item>
        <text:list-item>
          <text:p text:style-name="P78">We get paid for every robot + every skill sold </text:p>
        </text:list-item>
        <text:list-item>
          <text:p text:style-name="P78">Become a $50-500 billion company </text:p>
        </text:list-item>
        <text:list-item>
          <text:p text:style-name="P79">IPO or sell to a giant company </text:p>
        </text:list-item>
      </text:list>
      <text:p text:style-name="P4"/>
      <text:h text:style-name="P2" text:outline-level="2">🤷 WHY HASN'T SOMEONE DONE THIS ALREADY?</text:h>
      <text:p text:style-name="P3">Great question! Here's why now is the perfect time:</text:p>
      <text:p text:style-name="P3"><text:span text:style-name="Strong_20_Emphasis">What Changed Recently:</text:span></text:p>
      <text:list text:style-name="L38">
        <text:list-item>
          <text:p text:style-name="P80">Robot bodies exist now (Tesla Optimus, Chinese manufacturers) </text:p>
        </text:list-item>
        <text:list-item>
          <text:p text:style-name="P80">AI got really good (ChatGPT-level intelligence for robots) </text:p>
        </text:list-item>
        <text:list-item>
          <text:p text:style-name="P81">No one has built the operating system yet (the opportunity is open) </text:p>
        </text:list-item>
      </text:list>
      <text:p text:style-name="P3"><text:span text:style-name="Strong_20_Emphasis">The TikTok Wake-Up Call:</text:span></text:p>
      <text:p text:style-name="P3">America panicked over TikTok - just a social media app - and forced its sale over national security concerns (data collection, influence operations).</text:p>
      <text:p text:style-name="P3">Now imagine the threat if China controls the humanoid robot operating system:</text:p>
      <text:list text:style-name="L39">
        <text:list-item>
          <text:p text:style-name="P82">Not just data collection - physical presence everywhere </text:p>
        </text:list-item>
        <text:list-item>
          <text:p text:style-name="P82">Eyes, ears, and hands in homes, businesses, hospitals, military bases </text:p>
        </text:list-item>
        <text:list-item>
          <text:p text:style-name="P82">Potentially remote-controlled by adversaries </text:p>
        </text:list-item>
        <text:list-item>
          <text:p text:style-name="P83">Military applications compromised </text:p>
        </text:list-item>
      </text:list>
      <text:p text:style-name="P3">If the West banned TikTok over security concerns, they will DEMAND a trusted operating system for humanoid robots.</text:p>
      <text:p text:style-name="P3">Israel can be that trusted alternative - the NATO/allied standard.</text:p>
      <text:p text:style-name="P3"><text:span text:style-name="Strong_20_Emphasis">This isn't just a business opportunity. It's a strategic imperative.</text:span></text:p>
      <text:p text:style-name="P3"><text:span text:style-name="Strong_20_Emphasis">Why Meir Can Win:</text:span></text:p>
      <text:list text:style-name="L40">
        <text:list-item>
          <text:p text:style-name="P84">He's already proven he can execute (built a trading system with 403% returns, 99% win rate) </text:p>
        </text:list-item>
        <text:list-item>
          <text:p text:style-name="P84"><text:soft-page-break/>He understands it's about software, not hardware (most people miss this) </text:p>
        </text:list-item>
        <text:list-item>
          <text:p text:style-name="P84">He's moving fast (using AI to build 10x faster than traditional companies) </text:p>
        </text:list-item>
        <text:list-item>
          <text:p text:style-name="P85">He has a real business model (RoboChef makes money from day one) </text:p>
        </text:list-item>
      </text:list>
      <text:p text:style-name="P4"/>
      <text:h text:style-name="P2" text:outline-level="2">❓ COMMON QUESTIONS (Answered Simply)</text:h>
      <text:p text:style-name="P3"><text:span text:style-name="Strong_20_Emphasis">"Isn't this too ambitious?"</text:span></text:p>
      <text:p text:style-name="P3">Yes, it's ambitious. But so was Android, iPhone, Windows. Someone always wins these platform battles. Why not Israel?</text:p>
      <text:p text:style-name="P3"><text:span text:style-name="Strong_20_Emphasis">"Why would Tesla or Chinese companies use our software instead of building their own?"</text:span></text:p>
      <text:p text:style-name="P3">Same reason Samsung uses Android instead of building their own:</text:p>
      <text:list text:style-name="L41">
        <text:list-item>
          <text:p text:style-name="P86">It's faster and cheaper </text:p>
        </text:list-item>
        <text:list-item>
          <text:p text:style-name="P86">Developers already build for it </text:p>
        </text:list-item>
        <text:list-item>
          <text:p text:style-name="P86">Customers already know how to use it </text:p>
        </text:list-item>
        <text:list-item>
          <text:p text:style-name="P87">Network effects make the leader even stronger </text:p>
        </text:list-item>
      </text:list>
      <text:p text:style-name="P3"><text:span text:style-name="Strong_20_Emphasis">"Can Meir really do this at his age?"</text:span></text:p>
      <text:p text:style-name="P3">Three points:</text:p>
      <text:list text:style-name="L42">
        <text:list-item>
          <text:p text:style-name="P88">He's already proven he executes (the trading system is live and profitable) </text:p>
        </text:list-item>
        <text:list-item>
          <text:p text:style-name="P88">He'll hire a young CTO and full management team to run day-to-day operations </text:p>
        </text:list-item>
        <text:list-item>
          <text:p text:style-name="P89">Wisdom + AI-powered development = experience advantage, not disadvantage </text:p>
        </text:list-item>
      </text:list>
      <text:p text:style-name="P3"><text:span text:style-name="Strong_20_Emphasis">Important Note:</text:span> Meir has a hearing difficulty, which is why he's not running daily operations and prefers email-based communication. His role is Visionary/Founder - providing breakthrough ideas and strategic direction. The VC firm will bring in the full management team including CEO.</text:p>
      <text:p text:style-name="P3"><text:span text:style-name="Strong_20_Emphasis">"What if it fails?"</text:span></text:p>
      <text:p text:style-name="P3">Even if HOS doesn't become the global standard, RoboChef is still a real business:</text:p>
      <text:list text:style-name="L43">
        <text:list-item>
          <text:p text:style-name="P90">Sell robots to restaurants </text:p>
        </text:list-item>
        <text:list-item>
          <text:p text:style-name="P90">Make recurring revenue from ingredients </text:p>
        </text:list-item>
        <text:list-item>
          <text:p text:style-name="P91">This alone could be worth $100M-1B </text:p>
        </text:list-item>
      </text:list>
      <text:p text:style-name="P3"><text:span text:style-name="Strong_20_Emphasis">"How long until we know if this works?"</text:span></text:p>
      <text:list text:style-name="L44">
        <text:list-item>
          <text:p text:style-name="P92">6 months: Working prototype </text:p>
        </text:list-item>
        <text:list-item>
          <text:p text:style-name="P92">12 months: Robots in test restaurants </text:p>
        </text:list-item>
        <text:list-item>
          <text:p text:style-name="P92">18 months: Either raising big money (Series A) or pivoting </text:p>
        </text:list-item>
        <text:list-item>
          <text:p text:style-name="P93">3 years: Either growing fast or it didn't work </text:p>
        </text:list-item>
      </text:list>
      <text:p text:style-name="P3">Fast feedback, not a 10-year moonshot.</text:p>
      <text:p text:style-name="P4"/>
      <text:h text:style-name="P2" text:outline-level="2">🎬 WHAT HAPPENS NEXT (The Immediate Plan)</text:h>
      <text:p text:style-name="P3"><text:span text:style-name="Strong_20_Emphasis">This Month:</text:span></text:p>
      <text:list text:style-name="L45">
        <text:list-item>
          <text:p text:style-name="P94">Contact 20 venture capital firms (Israeli and American) </text:p>
        </text:list-item>
        <text:list-item>
          <text:p text:style-name="P94">Pitch the vision: RoboChef → HOS </text:p>
        </text:list-item>
        <text:list-item>
          <text:p text:style-name="P95">Raise $8 million seed funding </text:p>
        </text:list-item>
      </text:list>
      <text:p text:style-name="P3"><text:span text:style-name="Strong_20_Emphasis">Year 1:</text:span></text:p>
      <text:list text:style-name="L46">
        <text:list-item>
          <text:p text:style-name="P96">Hire 10-15 people (CTO, engineers, food scientists) </text:p>
        </text:list-item>
        <text:list-item>
          <text:p text:style-name="P96">Build 3 working RoboChef prototypes </text:p>
        </text:list-item>
        <text:list-item>
          <text:p text:style-name="P97">Test in kitchen facility </text:p>
        </text:list-item>
      </text:list>
      <text:p text:style-name="P3"><text:span text:style-name="Strong_20_Emphasis">Year 2:</text:span></text:p>
      <text:list text:style-name="L47">
        <text:list-item>
          <text:p text:style-name="P98">Deploy robots in 10 restaurants </text:p>
        </text:list-item>
        <text:list-item>
          <text:p text:style-name="P98">Collect data, improve the technology </text:p>
        </text:list-item>
        <text:list-item>
          <text:p text:style-name="P99">Start selling ingredients (recurring revenue) </text:p>
        </text:list-item>
      </text:list>
      <text:p text:style-name="P3"><text:span text:style-name="Strong_20_Emphasis">Year 3:</text:span></text:p>
      <text:list text:style-name="L48">
        <text:list-item>
          <text:p text:style-name="P100">20+ restaurants using RoboChefs </text:p>
        </text:list-item>
        <text:list-item>
          <text:p text:style-name="P100">$500K-1M in recurring revenue </text:p>
        </text:list-item>
        <text:list-item>
          <text:p text:style-name="P101">Raise $20-50M for HOS development </text:p>
        </text:list-item>
      </text:list>
      <text:p text:style-name="P3"><text:span text:style-name="Strong_20_Emphasis">Years 4-6:</text:span></text:p>
      <text:list text:style-name="L49">
        <text:list-item>
          <text:p text:style-name="P102">Build HOS platform </text:p>
        </text:list-item>
        <text:list-item>
          <text:p text:style-name="P102">License to Tesla, Chinese companies, others </text:p>
        </text:list-item>
        <text:list-item>
          <text:p text:style-name="P103">Become the standard </text:p>
        </text:list-item>
      </text:list>
      <text:p text:style-name="P3"><text:span text:style-name="Strong_20_Emphasis">Years 7-15:</text:span></text:p>
      <text:list text:style-name="L50">
        <text:list-item>
          <text:p text:style-name="P104">Global domination </text:p>
        </text:list-item>
        <text:list-item>
          <text:p text:style-name="P104">Billions in revenue </text:p>
        </text:list-item>
        <text:list-item>
          <text:p text:style-name="P105">IPO or strategic sale </text:p>
        </text:list-item>
      </text:list>
      <text:p text:style-name="P4"><text:soft-page-break/></text:p>
      <text:h text:style-name="P2" text:outline-level="2">💡 THE BOTTOM LINE</text:h>
      <text:p text:style-name="P3"><text:span text:style-name="Strong_20_Emphasis">What we're building:</text:span> A robot that cooks → An operating system for all robots</text:p>
      <text:p text:style-name="P3"><text:span text:style-name="Strong_20_Emphasis">Why it matters:</text:span> Robots will replace 30% of physical labor → $24 trillion market</text:p>
      <text:p text:style-name="P3"><text:span text:style-name="Strong_20_Emphasis">Who wins:</text:span> Whoever builds the operating system (like Google with Android)</text:p>
      <text:p text:style-name="P3"><text:span text:style-name="Strong_20_Emphasis">Why us:</text:span> We're moving first, we understand the platform play, we have proof we execute</text:p>
      <text:p text:style-name="P3"><text:span text:style-name="Strong_20_Emphasis">Why Israel:</text:span> National security (save soldiers' lives), economic opportunity (new tech export), strategic independence (don't depend on China/US), brain drain reversal (attract global talent)</text:p>
      <text:p text:style-name="P3"><text:span text:style-name="Strong_20_Emphasis">The opportunity:</text:span> Build a $50-500 billion company over 10-15 years</text:p>
      <text:p text:style-name="P3"><text:span text:style-name="Strong_20_Emphasis">The timeline:</text:span> 18-24 months to establish the standard, or the window closes</text:p>
      <text:p text:style-name="P4"/>
      <text:h text:style-name="P2" text:outline-level="2">🌟 THE SIMPLE VERSION</text:h>
      <text:p text:style-name="P3">Imagine if you invested in Google when they were building Android in 2005.</text:p>
      <text:p text:style-name="P3">Android cost $50 million to build. Today it's worth $200+ billion.</text:p>
      <text:p text:style-name="P3">That's this opportunity.</text:p>
      <text:p text:style-name="P3">We're building the Android for robots. RoboChef is the proof. HOS is the prize.</text:p>
      <text:p text:style-name="P3"><text:span text:style-name="Strong_20_Emphasis">And Israel should own it.</text:span></text:p>
      <text:p text:style-name="P4"/>
      <text:h text:style-name="P2" text:outline-level="2">🤝 HOW YOU CAN HELP</text:h>
      <text:p text:style-name="P3"><text:span text:style-name="Strong_20_Emphasis">If you're family/friend:</text:span></text:p>
      <text:list text:style-name="L51">
        <text:list-item>
          <text:p text:style-name="P106">Share this with people who might invest </text:p>
        </text:list-item>
        <text:list-item>
          <text:p text:style-name="P106">Connect Meir to wealthy individuals who invest in startups </text:p>
        </text:list-item>
        <text:list-item>
          <text:p text:style-name="P107">Spread the word about what he's building </text:p>
        </text:list-item>
      </text:list>
      <text:p text:style-name="P3"><text:span text:style-name="Strong_20_Emphasis">If you're a potential investor:</text:span></text:p>
      <text:list text:style-name="L52">
        <text:list-item>
          <text:p text:style-name="P108">Read the full investor materials </text:p>
        </text:list-item>
        <text:list-item>
          <text:p text:style-name="P108">Schedule an email discussion to learn more </text:p>
        </text:list-item>
        <text:list-item>
          <text:p text:style-name="P109">Consider investing in the $8M seed round </text:p>
        </text:list-item>
      </text:list>
      <text:p text:style-name="P3"><text:span text:style-name="Strong_20_Emphasis">If you're a potential employee:</text:span></text:p>
      <text:list text:style-name="L53">
        <text:list-item>
          <text:p text:style-name="P110">This is a ground-floor opportunity </text:p>
        </text:list-item>
        <text:list-item>
          <text:p text:style-name="P110">Founder-level equity still available </text:p>
        </text:list-item>
        <text:list-item>
          <text:p text:style-name="P111">Chance to build something historic </text:p>
        </text:list-item>
      </text:list>
      <text:p text:style-name="P3"><text:span text:style-name="Strong_20_Emphasis">If you're just interested:</text:span></text:p>
      <text:list text:style-name="L54">
        <text:list-item>
          <text:p text:style-name="P112">Follow the progress </text:p>
        </text:list-item>
        <text:list-item>
          <text:p text:style-name="P112">Tell others about it </text:p>
        </text:list-item>
        <text:list-item>
          <text:p text:style-name="P113">Watch for our launch </text:p>
        </text:list-item>
      </text:list>
      <text:p text:style-name="P4"/>
      <text:h text:style-name="P2" text:outline-level="2">📞 FINAL THOUGHT</text:h>
      <text:p text:style-name="P3">This isn't science fiction. It's happening now.</text:p>
      <text:list text:style-name="L55">
        <text:list-item>
          <text:p text:style-name="P114">Tesla is building humanoid robots </text:p>
        </text:list-item>
        <text:list-item>
          <text:p text:style-name="P114">Chinese companies are mass-producing them </text:p>
        </text:list-item>
        <text:list-item>
          <text:p text:style-name="P115">Someone will build the operating system </text:p>
        </text:list-item>
      </text:list>
      <text:p text:style-name="P3">The question is: who?</text:p>
      <text:p text:style-name="P3">For Israel, the question is even bigger: Will we lead in the most important technology of the next 30 years, or watch from the sidelines?</text:p>
      <text:p text:style-name="P3">Meir's betting Israel can lead.</text:p>
      <text:p text:style-name="P3">And if he's right, everyone who helped early will be part of something extraordinary - not just for themselves, but for Israel's future.</text:p>
      <text:p text:style-name="P4"/>
      <text:h text:style-name="P2" text:outline-level="2">📧 WANT TO LEARN MORE?</text:h>
      <text:p text:style-name="P3">Ask Meir! He loves explaining this vision (via email).</text:p>
      <text:p text:style-name="P3">Or check out:</text:p>
      <text:list text:style-name="L56">
        <text:list-item>
          <text:p text:style-name="P116"><text:span text:style-name="Strong_20_Emphasis">The live trading system he built:</text:span> meirniv.pythonanywhere.com/orders<text:line-break/>(Proof he executes, not just talks - 403% returns, 99% win rate, operating NOW) </text:p>
        </text:list-item>
      </text:list>
      <text:p text:style-name="P4"/>
      <text:h text:style-name="P2" text:outline-level="2"><text:soft-page-break/>END OF STORY</text:h>
      <text:p text:style-name="P3">Written in simple language so anyone can understand the vision.</text:p>
      <text:p text:style-name="P3">No technical degree required - just curiosity about the future.</text:p>
      <text:p text:style-name="P3">Share this with anyone who asks: "What is Meir building?"</text:p>
      <text:p text:style-name="P3">This is the answer. 🚀</text:p>
      <text:p text:style-name="P4"/>
      <text:p text:style-name="P3"><text:span text:style-name="Strong_20_Emphasis">For Israel. For the future. For the next generatio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9:04:53.502936300</meta:creation-date>
    <dc:date>2025-11-21T14:12:21.395024100</dc:date>
    <meta:editing-duration>P1DT19H7M27S</meta:editing-duration>
    <meta:editing-cycles>3</meta:editing-cycles>
    <meta:generator>LibreOffice/25.8.2.2$Windows_X86_64 LibreOffice_project/d401f2107ccab8f924a8e2df40f573aab7605b6f</meta:generator>
    <meta:document-statistic meta:table-count="0" meta:image-count="0" meta:object-count="0" meta:page-count="8" meta:paragraph-count="377" meta:word-count="3287" meta:character-count="20139" meta:non-whitespace-character-count="17229"/>
  </office:meta>
</office:document-meta>
</file>